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198.63pt" svg:y="138.36pt">
            <loext:p/>
            <draw:object draw:notify-on-update-of-ranges="Sheet1.S3:Sheet1.S3 Sheet1.S4:Sheet1.S9 Sheet1.T3:Sheet1.T3 Sheet1.T4:Sheet1.T9 Sheet1.U4:Sheet1.U9 Sheet1.U4:Sheet1.U9 Sheet1.V3:Sheet1.V3 Sheet1.V4:Sheet1.V9 Sheet1.W4:Sheet1.W9 Sheet1.W4:Sheet1.W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88.51pt" svg:y="683.46pt">
            <loext:p/>
            <draw:object draw:notify-on-update-of-ranges="Sheet1.S45:Sheet1.S45 Sheet1.S46:Sheet1.S51 Sheet1.T45:Sheet1.T45 Sheet1.T46:Sheet1.T51 Sheet1.U46:Sheet1.U51 Sheet1.U46:Sheet1.U51 Sheet1.V45:Sheet1.V45 Sheet1.V46:Sheet1.V51 Sheet1.W46:Sheet1.W51 Sheet1.W46:Sheet1.W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table:formula="of:=[.$A$1]" office:value-type="string" office:string-value="TopicsName" calcext:value-type="string">
            <text:p>TopicsName</text:p>
          </table:table-cell>
          <table:table-cell table:formula="of:=[.$B$1]" office:value-type="string" office:string-value="CatsName" calcext:value-type="string">
            <text:p>CatsName</text:p>
          </table:table-cell>
          <table:table-cell table:formula="of:=[.$C$1]" office:value-type="string" office:string-value="Correct" calcext:value-type="string">
            <text:p>Correct</text:p>
          </table:table-cell>
          <table:table-cell table:formula="of:=[.$D$1]" office:value-type="string" office:string-value="Total" calcext:value-type="string">
            <text:p>Total</text:p>
          </table:table-cell>
          <table:table-cell table:formula="of:=[.$E$1]" office:value-type="string" office:string-value="Percent" calcext:value-type="string">
            <text:p>Percent</text:p>
          </table:table-cell>
          <table:table-cell table:formula="of:=[.$F$1]" office:value-type="string" office:string-value="NumCatsFound" calcext:value-type="string">
            <text:p>NumCatsFound</text:p>
          </table:table-cell>
          <table:table-cell table:formula="of:=[.$G$1]" office:value-type="string" office:string-value="NumCats" calcext:value-type="string">
            <text:p>NumCats</text:p>
          </table:table-cell>
          <table:table-cell table:formula="of:=[.$H$1]" office:value-type="string" office:string-value="Precision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/>
          <table:table-cell table:formula="of:=AVERAGE([.F2:.F11];[.F16:.F25];[.F30:.F39])" office:value-type="float" office:value="66.2333333333333" calcext:value-type="float">
            <text:p>66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100*[.G2]/[.F2]"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2]/[.O2]" office:value-type="float" office:value="18.1818181818182" calcext:value-type="float">
            <text:p>18.1818181818182</text:p>
          </table:table-cell>
          <table:table-cell/>
          <table:table-cell office:value-type="string" calcext:value-type="string">
            <text:p>100 -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100*[.G3]/[.F3]" office:value-type="float" office:value="2.89855072463768" calcext:value-type="float">
            <text:p>2.8985507246376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]/[.O3]" office:value-type="float" office:value="15.3846153846154" calcext:value-type="float">
            <text:p>15.3846153846154</text:p>
          </table:table-cell>
          <table:table-cell/>
          <table:table-cell table:formula="of:=[.B12]" office:value-type="string" office:string-value="Name" calcext:value-type="string">
            <text:p>Name</text:p>
          </table:table-cell>
          <table:table-cell table:formula="of:=[.C12]" office:value-type="string" office:string-value="Accuracy" calcext:value-type="string">
            <text:p>Accuracy</text:p>
          </table:table-cell>
          <table:table-cell table:formula="of:=[.D12]" office:value-type="string" office:string-value="AccErr" calcext:value-type="string">
            <text:p>AccErr</text:p>
          </table:table-cell>
          <table:table-cell table:formula="of:=[.E12]" office:value-type="string" office:string-value="Precision" calcext:value-type="string">
            <text:p>Precision</text:p>
          </table:table-cell>
          <table:table-cell table:formula="of:=[.F12]" office:value-type="string" office:string-value="AccPrec" calcext:value-type="string">
            <text:p>AccPrec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100*[.G4]/[.F4]" office:value-type="float" office:value="2.85714285714286" calcext:value-type="float">
            <text:p>2.8571428571428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4]/[.O4]" office:value-type="float" office:value="16.6666666666667" calcext:value-type="float">
            <text:p>16.6666666666667</text:p>
          </table:table-cell>
          <table:table-cell/>
          <table:table-cell table:formula="of:=[.B13]" office:value-type="string" office:string-value="BaseBase" calcext:value-type="string">
            <text:p>BaseBase</text:p>
          </table:table-cell>
          <table:table-cell table:formula="of:=[.C13]" office:value-type="float" office:value="56.8" calcext:value-type="float">
            <text:p>56.8</text:p>
          </table:table-cell>
          <table:table-cell table:formula="of:=[.D13]" office:value-type="float" office:value="3.03864004668755" calcext:value-type="float">
            <text:p>3.03864004668755</text:p>
          </table:table-cell>
          <table:table-cell table:formula="of:=[.E13]" office:value-type="float" office:value="2.83513087658791" calcext:value-type="float">
            <text:p>2.83513087658791</text:p>
          </table:table-cell>
          <table:table-cell table:formula="of:=[.F13]" office:value-type="float" office:value="0.21819674528731" calcext:value-type="float">
            <text:p>0.2181967452873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float" office:value="56.5" calcext:value-type="float">
            <text:p>56.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100*[.G5]/[.F5]" office:value-type="float" office:value="2.63157894736842" calcext:value-type="float">
            <text:p>2.631578947368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5]/[.O5]" office:value-type="float" office:value="18.1818181818182" calcext:value-type="float">
            <text:p>18.1818181818182</text:p>
          </table:table-cell>
          <table:table-cell/>
          <table:table-cell table:formula="of:=[.B27]" office:value-type="string" office:string-value="PercepBase" calcext:value-type="string">
            <text:p>PercepBase</text:p>
          </table:table-cell>
          <table:table-cell table:formula="of:=[.C27]" office:value-type="float" office:value="49.45" calcext:value-type="float">
            <text:p>49.45</text:p>
          </table:table-cell>
          <table:table-cell table:formula="of:=[.D27]" office:value-type="float" office:value="2.67135005401971" calcext:value-type="float">
            <text:p>2.67135005401971</text:p>
          </table:table-cell>
          <table:table-cell table:formula="of:=[.E27]" office:value-type="float" office:value="2.29827866925669" calcext:value-type="float">
            <text:p>2.29827866925669</text:p>
          </table:table-cell>
          <table:table-cell table:formula="of:=[.F27]" office:value-type="float" office:value="0.137213966654696" calcext:value-type="float">
            <text:p>0.137213966654696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float" office:value="54.5" calcext:value-type="float">
            <text:p>54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100*[.G6]/[.F6]" office:value-type="float" office:value="2.73972602739726" calcext:value-type="float">
            <text:p>2.7397260273972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6]/[.O6]" office:value-type="float" office:value="20" calcext:value-type="float">
            <text:p>20</text:p>
          </table:table-cell>
          <table:table-cell/>
          <table:table-cell table:formula="of:=[.B41]" office:value-type="string" office:string-value="EveryBase" calcext:value-type="string">
            <text:p>EveryBase</text:p>
          </table:table-cell>
          <table:table-cell table:formula="of:=[.C41]" office:value-type="float" office:value="37.05" calcext:value-type="float">
            <text:p>37.05</text:p>
          </table:table-cell>
          <table:table-cell table:formula="of:=[.D41]" office:value-type="float" office:value="7.28945204464033" calcext:value-type="float">
            <text:p>7.28945204464033</text:p>
          </table:table-cell>
          <table:table-cell table:formula="of:=[.E41]" office:value-type="float" office:value="4.97024187904358" calcext:value-type="float">
            <text:p>4.97024187904358</text:p>
          </table:table-cell>
          <table:table-cell table:formula="of:=[.F41]" office:value-type="float" office:value="0.415676180526372" calcext:value-type="float">
            <text:p>0.41567618052637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57.5" calcext:value-type="float">
            <text:p>57.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100*[.G7]/[.F7]" office:value-type="float" office:value="2.94117647058824" calcext:value-type="float">
            <text:p>2.9411764705882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60.5" calcext:value-type="float">
            <text:p>60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100*[.P7]/[.O7]" office:value-type="float" office:value="12.5" calcext:value-type="float">
            <text:p>12.5</text:p>
          </table:table-cell>
          <table:table-cell/>
          <table:table-cell table:formula="of:=[.K13]" office:value-type="string" office:string-value="BaseCluster" calcext:value-type="string">
            <text:p>BaseCluster</text:p>
          </table:table-cell>
          <table:table-cell table:formula="of:=[.L13]" office:value-type="float" office:value="68.95" calcext:value-type="float">
            <text:p>68.95</text:p>
          </table:table-cell>
          <table:table-cell table:formula="of:=[.M13]" office:value-type="float" office:value="5.7079379425109" calcext:value-type="float">
            <text:p>5.7079379425109</text:p>
          </table:table-cell>
          <table:table-cell table:formula="of:=[.N13]" office:value-type="float" office:value="19.3137140637141" calcext:value-type="float">
            <text:p>19.3137140637141</text:p>
          </table:table-cell>
          <table:table-cell table:formula="of:=[.O13]" office:value-type="float" office:value="5.62130602793576" calcext:value-type="float">
            <text:p>5.62130602793576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100*[.G8]/[.F8]" office:value-type="float" office:value="2.7027027027027" calcext:value-type="float">
            <text:p>2.702702702702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71.5" calcext:value-type="float">
            <text:p>71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8]/[.O8]" office:value-type="float" office:value="20" calcext:value-type="float">
            <text:p>20</text:p>
          </table:table-cell>
          <table:table-cell/>
          <table:table-cell table:formula="of:=[.K27]" office:value-type="string" office:string-value="PercepCluster" calcext:value-type="string">
            <text:p>PercepCluster</text:p>
          </table:table-cell>
          <table:table-cell table:formula="of:=[.L27]" office:value-type="float" office:value="64.65" calcext:value-type="float">
            <text:p>64.65</text:p>
          </table:table-cell>
          <table:table-cell table:formula="of:=[.M27]" office:value-type="float" office:value="4.28855064872349" calcext:value-type="float">
            <text:p>4.28855064872349</text:p>
          </table:table-cell>
          <table:table-cell table:formula="of:=[.N27]" office:value-type="float" office:value="20.7222222222222" calcext:value-type="float">
            <text:p>20.7222222222222</text:p>
          </table:table-cell>
          <table:table-cell table:formula="of:=[.O27]" office:value-type="float" office:value="7.38909774140921" calcext:value-type="float">
            <text:p>7.3890977414092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51.5" calcext:value-type="float">
            <text:p>51.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100*[.G9]/[.F9]" office:value-type="float" office:value="2.53164556962025" calcext:value-type="float">
            <text:p>2.5316455696202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66.5" calcext:value-type="float">
            <text:p>66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*[.P9]/[.O9]" office:value-type="float" office:value="22.2222222222222" calcext:value-type="float">
            <text:p>22.2222222222222</text:p>
          </table:table-cell>
          <table:table-cell/>
          <table:table-cell table:formula="of:=[.K41]" office:value-type="string" office:string-value="EveryCluster" calcext:value-type="string">
            <text:p>EveryCluster</text:p>
          </table:table-cell>
          <table:table-cell table:formula="of:=[.L41]" office:value-type="float" office:value="30.95" calcext:value-type="float">
            <text:p>30.95</text:p>
          </table:table-cell>
          <table:table-cell table:formula="of:=[.M41]" office:value-type="float" office:value="8.9983023090161" calcext:value-type="float">
            <text:p>8.9983023090161</text:p>
          </table:table-cell>
          <table:table-cell table:formula="of:=[.N41]" office:value-type="float" office:value="14.0034117630026" calcext:value-type="float">
            <text:p>14.0034117630026</text:p>
          </table:table-cell>
          <table:table-cell table:formula="of:=[.O41]" office:value-type="float" office:value="2.52594901949897" calcext:value-type="float">
            <text:p>2.52594901949897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100*[.G10]/[.F10]" office:value-type="float" office:value="2.89855072463768" calcext:value-type="float">
            <text:p>2.8985507246376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70.5" calcext:value-type="float">
            <text:p>7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00*[.P10]/[.O10]" office:value-type="float" office:value="33.3333333333333" calcext:value-type="float">
            <text:p>3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59.5" calcext:value-type="float">
            <text:p>59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100*[.G11]/[.F11]" office:value-type="float" office:value="2.8169014084507" calcext:value-type="float">
            <text:p>2.816901408450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63.5" calcext:value-type="float">
            <text:p>63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1]/[.O11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seBase</text:p>
          </table:table-cell>
          <table:table-cell table:formula="of:=AVERAGE([.E2:.E11])" office:value-type="float" office:value="56.8" calcext:value-type="float">
            <text:p>56.8</text:p>
          </table:table-cell>
          <table:table-cell table:formula="of:=STDEV([.E2:.E11])" office:value-type="float" office:value="3.03864004668755" calcext:value-type="float">
            <text:p>3.03864004668755</text:p>
          </table:table-cell>
          <table:table-cell table:formula="of:=AVERAGE([.H2:.H11])" office:value-type="float" office:value="2.83513087658791" calcext:value-type="float">
            <text:p>2.83513087658791</text:p>
          </table:table-cell>
          <table:table-cell table:formula="of:=STDEV([.H2:.H11])" office:value-type="float" office:value="0.21819674528731" calcext:value-type="float">
            <text:p>0.21819674528731</text:p>
          </table:table-cell>
          <table:table-cell table:number-columns-repeated="4"/>
          <table:table-cell office:value-type="string" calcext:value-type="string">
            <text:p>BaseCluster</text:p>
          </table:table-cell>
          <table:table-cell table:formula="of:=AVERAGE([.N2:.N11])" office:value-type="float" office:value="68.95" calcext:value-type="float">
            <text:p>68.95</text:p>
          </table:table-cell>
          <table:table-cell table:formula="of:=STDEV([.N2:.N11])" office:value-type="float" office:value="5.7079379425109" calcext:value-type="float">
            <text:p>5.7079379425109</text:p>
          </table:table-cell>
          <table:table-cell table:formula="of:=AVERAGE([.Q2:.Q11])" office:value-type="float" office:value="19.3137140637141" calcext:value-type="float">
            <text:p>19.3137140637141</text:p>
          </table:table-cell>
          <table:table-cell table:formula="of:=STDEV([.Q2:.Q11])" office:value-type="float" office:value="5.62130602793576" calcext:value-type="float">
            <text:p>5.62130602793576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100*[.G16]/[.F16]" office:value-type="float" office:value="2.40963855421687" calcext:value-type="float">
            <text:p>2.4096385542168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6]/[.O16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47.5" calcext:value-type="float">
            <text:p>47.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100*[.G17]/[.F17]" office:value-type="float" office:value="2.22222222222222" calcext:value-type="float">
            <text:p>2.2222222222222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69.5" calcext:value-type="float">
            <text:p>69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00*[.P17]/[.O17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48.5" calcext:value-type="float">
            <text:p>48.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18]/[.F18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57.5" calcext:value-type="float">
            <text:p>57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8]/[.O18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52.5" calcext:value-type="float">
            <text:p>52.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19]/[.F19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67.5" calcext:value-type="float">
            <text:p>67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00*[.P19]/[.O19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100*[.G20]/[.F20]" office:value-type="float" office:value="2.24719101123596" calcext:value-type="float">
            <text:p>2.2471910112359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float" office:value="68.5" calcext:value-type="float">
            <text:p>6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0]/[.O20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100*[.G21]/[.F21]" office:value-type="float" office:value="2.12765957446808" calcext:value-type="float">
            <text:p>2.127659574468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21]/[.O2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44.5" calcext:value-type="float">
            <text:p>44.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100*[.G22]/[.F22]" office:value-type="float" office:value="2.17391304347826" calcext:value-type="float">
            <text:p>2.1739130434782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2]/[.O22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100*[.G23]/[.F23]" office:value-type="float" office:value="2.53164556962025" calcext:value-type="float">
            <text:p>2.5316455696202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63.5" calcext:value-type="float">
            <text:p>63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*[.P23]/[.O23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49.5" calcext:value-type="float">
            <text:p>49.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100*[.G24]/[.F24]" office:value-type="float" office:value="2.12765957446808" calcext:value-type="float">
            <text:p>2.127659574468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60.5" calcext:value-type="float">
            <text:p>60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4]/[.O24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25]/[.F25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69.5" calcext:value-type="float">
            <text:p>69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5]/[.O25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cepBase</text:p>
          </table:table-cell>
          <table:table-cell table:formula="of:=AVERAGE([.E16:.E25])" office:value-type="float" office:value="49.45" calcext:value-type="float">
            <text:p>49.45</text:p>
          </table:table-cell>
          <table:table-cell table:formula="of:=STDEV([.E16:.E25])" office:value-type="float" office:value="2.67135005401971" calcext:value-type="float">
            <text:p>2.67135005401971</text:p>
          </table:table-cell>
          <table:table-cell table:formula="of:=AVERAGE([.H16:.H25])" office:value-type="float" office:value="2.29827866925669" calcext:value-type="float">
            <text:p>2.29827866925669</text:p>
          </table:table-cell>
          <table:table-cell table:formula="of:=STDEV([.H16:.H25])" office:value-type="float" office:value="0.137213966654696" calcext:value-type="float">
            <text:p>0.137213966654696</text:p>
          </table:table-cell>
          <table:table-cell table:number-columns-repeated="4"/>
          <table:table-cell office:value-type="string" calcext:value-type="string">
            <text:p>PercepCluster</text:p>
          </table:table-cell>
          <table:table-cell table:formula="of:=AVERAGE([.N16:.N25])" office:value-type="float" office:value="64.65" calcext:value-type="float">
            <text:p>64.65</text:p>
          </table:table-cell>
          <table:table-cell table:formula="of:=STDEV([.N16:.N25])" office:value-type="float" office:value="4.28855064872349" calcext:value-type="float">
            <text:p>4.28855064872349</text:p>
          </table:table-cell>
          <table:table-cell table:formula="of:=AVERAGE([.Q16:.Q25])" office:value-type="float" office:value="20.7222222222222" calcext:value-type="float">
            <text:p>20.7222222222222</text:p>
          </table:table-cell>
          <table:table-cell table:formula="of:=STDEV([.Q16:.Q25])" office:value-type="float" office:value="7.38909774140921" calcext:value-type="float">
            <text:p>7.3890977414092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100*[.G30]/[.F30]" office:value-type="float" office:value="5.40540540540541" calcext:value-type="float">
            <text:p>5.4054054054054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27.5" calcext:value-type="float">
            <text:p>27.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0]/[.O30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100*[.G31]/[.F31]" office:value-type="float" office:value="4.34782608695652" calcext:value-type="float">
            <text:p>4.3478260869565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00*[.P31]/[.O31]" office:value-type="float" office:value="14.2857142857143" calcext:value-type="float">
            <text:p>14.2857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2]/[.F32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2]/[.O32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39.5" calcext:value-type="float">
            <text:p>39.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3]/[.F33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3]/[.O33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4]/[.F34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*[.P34]/[.O34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43.5" calcext:value-type="float">
            <text:p>43.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100*[.G35]/[.F35]" office:value-type="float" office:value="4.34782608695652" calcext:value-type="float">
            <text:p>4.3478260869565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31.5" calcext:value-type="float">
            <text:p>31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*[.P35]/[.O35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6]/[.F36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00*[.P36]/[.O36]" office:value-type="float" office:value="14.2857142857143" calcext:value-type="float">
            <text:p>14.2857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44.5" calcext:value-type="float">
            <text:p>44.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100*[.G37]/[.F37]" office:value-type="float" office:value="5.55555555555556" calcext:value-type="float">
            <text:p>5.5555555555555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37]/[.O37]" office:value-type="float" office:value="18.1818181818182" calcext:value-type="float">
            <text:p>18.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100*[.G38]/[.F38]" office:value-type="float" office:value="5.12820512820513" calcext:value-type="float">
            <text:p>5.12820512820513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100*[.P38]/[.O38]" office:value-type="float" office:value="11.7647058823529" calcext:value-type="float">
            <text:p>11.7647058823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100*[.G39]/[.F39]" office:value-type="float" office:value="5.40540540540541" calcext:value-type="float">
            <text:p>5.4054054054054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100*[.P39]/[.O39]" office:value-type="float" office:value="8.69565217391304" calcext:value-type="float">
            <text:p>8.695652173913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veryBase</text:p>
          </table:table-cell>
          <table:table-cell table:formula="of:=AVERAGE([.E30:.E39])" office:value-type="float" office:value="37.05" calcext:value-type="float">
            <text:p>37.05</text:p>
          </table:table-cell>
          <table:table-cell table:formula="of:=STDEV([.E30:.E39])" office:value-type="float" office:value="7.28945204464033" calcext:value-type="float">
            <text:p>7.28945204464033</text:p>
          </table:table-cell>
          <table:table-cell table:formula="of:=AVERAGE([.H30:.H39])" office:value-type="float" office:value="4.97024187904358" calcext:value-type="float">
            <text:p>4.97024187904358</text:p>
          </table:table-cell>
          <table:table-cell table:formula="of:=STDEV([.H30:.H39])" office:value-type="float" office:value="0.415676180526372" calcext:value-type="float">
            <text:p>0.415676180526372</text:p>
          </table:table-cell>
          <table:table-cell table:number-columns-repeated="4"/>
          <table:table-cell office:value-type="string" calcext:value-type="string">
            <text:p>EveryCluster</text:p>
          </table:table-cell>
          <table:table-cell table:formula="of:=AVERAGE([.N30:.N39])" office:value-type="float" office:value="30.95" calcext:value-type="float">
            <text:p>30.95</text:p>
          </table:table-cell>
          <table:table-cell table:formula="of:=STDEV([.N30:.N39])" office:value-type="float" office:value="8.9983023090161" calcext:value-type="float">
            <text:p>8.9983023090161</text:p>
          </table:table-cell>
          <table:table-cell table:formula="of:=AVERAGE([.Q30:.Q39])" office:value-type="float" office:value="14.0034117630026" calcext:value-type="float">
            <text:p>14.0034117630026</text:p>
          </table:table-cell>
          <table:table-cell table:formula="of:=STDEV([.Q30:.Q39])" office:value-type="float" office:value="2.52594901949897" calcext:value-type="float">
            <text:p>2.5259490194989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" calcext:value-type="float">
            <text:p>162</text:p>
          </table:table-cell>
          <table:table-cell office:value-type="float" office:value="400" calcext:value-type="float">
            <text:p>400</text:p>
          </table:table-cell>
          <table:table-cell office:value-type="float" office:value="40.5" calcext:value-type="float">
            <text:p>40.5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100*[.G44]/[.F44]" office:value-type="float" office:value="2.13903743315508" calcext:value-type="float">
            <text:p>2.1390374331550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35.25" calcext:value-type="float">
            <text:p>35.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4]/[.O44]" office:value-type="float" office:value="23.5294117647059" calcext:value-type="float">
            <text:p>23.5294117647059</text:p>
          </table:table-cell>
          <table:table-cell/>
          <table:table-cell office:value-type="string" calcext:value-type="string">
            <text:p>100 -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3" calcext:value-type="float">
            <text:p>173</text:p>
          </table:table-cell>
          <table:table-cell office:value-type="float" office:value="400" calcext:value-type="float">
            <text:p>400</text:p>
          </table:table-cell>
          <table:table-cell office:value-type="float" office:value="43.25" calcext:value-type="float">
            <text:p>43.2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45]/[.F45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45]/[.O45]" office:value-type="float" office:value="21.0526315789474" calcext:value-type="float">
            <text:p>21.0526315789474</text:p>
          </table:table-cell>
          <table:table-cell/>
          <table:table-cell table:formula="of:=[.B54]" office:value-type="string" office:string-value="Name" calcext:value-type="string">
            <text:p>Name</text:p>
          </table:table-cell>
          <table:table-cell table:formula="of:=[.C54]" office:value-type="string" office:string-value="Accuracy" calcext:value-type="string">
            <text:p>Accuracy</text:p>
          </table:table-cell>
          <table:table-cell table:formula="of:=[.D54]" office:value-type="string" office:string-value="AccErr" calcext:value-type="string">
            <text:p>AccErr</text:p>
          </table:table-cell>
          <table:table-cell table:formula="of:=[.E54]" office:value-type="string" office:string-value="Precision" calcext:value-type="string">
            <text:p>Precision</text:p>
          </table:table-cell>
          <table:table-cell table:formula="of:=[.F54]" office:value-type="string" office:string-value="AccPrec" calcext:value-type="string">
            <text:p>AccPrec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7" calcext:value-type="float">
            <text:p>177</text:p>
          </table:table-cell>
          <table:table-cell office:value-type="float" office:value="400" calcext:value-type="float">
            <text:p>400</text:p>
          </table:table-cell>
          <table:table-cell office:value-type="float" office:value="44.25" calcext:value-type="float">
            <text:p>44.25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100*[.G46]/[.F46]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3" calcext:value-type="float">
            <text:p>153</text:p>
          </table:table-cell>
          <table:table-cell office:value-type="float" office:value="400" calcext:value-type="float">
            <text:p>400</text:p>
          </table:table-cell>
          <table:table-cell office:value-type="float" office:value="38.25" calcext:value-type="float">
            <text:p>38.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6]/[.O46]" office:value-type="float" office:value="23.5294117647059" calcext:value-type="float">
            <text:p>23.5294117647059</text:p>
          </table:table-cell>
          <table:table-cell/>
          <table:table-cell table:formula="of:=[.B55]" office:value-type="string" office:string-value="BaseBase" calcext:value-type="string">
            <text:p>BaseBase</text:p>
          </table:table-cell>
          <table:table-cell table:formula="of:=[.C55]" office:value-type="float" office:value="42.75" calcext:value-type="float">
            <text:p>42.75</text:p>
          </table:table-cell>
          <table:table-cell table:formula="of:=[.D55]" office:value-type="float" office:value="2.44948974278318" calcext:value-type="float">
            <text:p>2.44948974278318</text:p>
          </table:table-cell>
          <table:table-cell table:formula="of:=[.E55]" office:value-type="float" office:value="2.33230138851131" calcext:value-type="float">
            <text:p>2.33230138851131</text:p>
          </table:table-cell>
          <table:table-cell table:formula="of:=[.F55]" office:value-type="float" office:value="0.134206336725732" calcext:value-type="float">
            <text:p>0.13420633672573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47]/[.F47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35.25" calcext:value-type="float">
            <text:p>35.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100*[.P47]/[.O47]" office:value-type="float" office:value="18.1818181818182" calcext:value-type="float">
            <text:p>18.1818181818182</text:p>
          </table:table-cell>
          <table:table-cell/>
          <table:table-cell table:formula="of:=[.B69]" office:value-type="string" office:string-value="PercepBase" calcext:value-type="string">
            <text:p>PercepBase</text:p>
          </table:table-cell>
          <table:table-cell table:formula="of:=[.C69]" office:value-type="float" office:value="38.675" calcext:value-type="float">
            <text:p>38.675</text:p>
          </table:table-cell>
          <table:table-cell table:formula="of:=[.D69]" office:value-type="float" office:value="2.64588254547409" calcext:value-type="float">
            <text:p>2.64588254547409</text:p>
          </table:table-cell>
          <table:table-cell table:formula="of:=[.E69]" office:value-type="float" office:value="2.15408999989135" calcext:value-type="float">
            <text:p>2.15408999989135</text:p>
          </table:table-cell>
          <table:table-cell table:formula="of:=[.F69]" office:value-type="float" office:value="0.121349093268079" calcext:value-type="float">
            <text:p>0.121349093268079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87" calcext:value-type="float">
            <text:p>187</text:p>
          </table:table-cell>
          <table:table-cell office:value-type="float" office:value="400" calcext:value-type="float">
            <text:p>400</text:p>
          </table:table-cell>
          <table:table-cell office:value-type="float" office:value="46.75" calcext:value-type="float">
            <text:p>46.75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100*[.G48]/[.F48]" office:value-type="float" office:value="2.61437908496732" calcext:value-type="float">
            <text:p>2.6143790849673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8]/[.O48]" office:value-type="float" office:value="23.5294117647059" calcext:value-type="float">
            <text:p>23.5294117647059</text:p>
          </table:table-cell>
          <table:table-cell/>
          <table:table-cell table:formula="of:=[.B83]" office:value-type="string" office:string-value="EveryBase" calcext:value-type="string">
            <text:p>EveryBase</text:p>
          </table:table-cell>
          <table:table-cell table:formula="of:=[.C83]" office:value-type="float" office:value="22.6" calcext:value-type="float">
            <text:p>22.6</text:p>
          </table:table-cell>
          <table:table-cell table:formula="of:=[.D83]" office:value-type="float" office:value="3.91790760483195" calcext:value-type="float">
            <text:p>3.91790760483195</text:p>
          </table:table-cell>
          <table:table-cell table:formula="of:=[.E83]" office:value-type="float" office:value="6.62663831023486" calcext:value-type="float">
            <text:p>6.62663831023486</text:p>
          </table:table-cell>
          <table:table-cell table:formula="of:=[.F83]" office:value-type="float" office:value="0.815747139965068" calcext:value-type="float">
            <text:p>0.81574713996506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7" calcext:value-type="float">
            <text:p>177</text:p>
          </table:table-cell>
          <table:table-cell office:value-type="float" office:value="400" calcext:value-type="float">
            <text:p>400</text:p>
          </table:table-cell>
          <table:table-cell office:value-type="float" office:value="44.25" calcext:value-type="float">
            <text:p>44.25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100*[.G49]/[.F49]" office:value-type="float" office:value="2.4390243902439" calcext:value-type="float">
            <text:p>2.4390243902439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2" calcext:value-type="float">
            <text:p>142</text:p>
          </table:table-cell>
          <table:table-cell office:value-type="float" office:value="400" calcext:value-type="float">
            <text:p>400</text:p>
          </table:table-cell>
          <table:table-cell office:value-type="float" office:value="35.5" calcext:value-type="float">
            <text:p>35.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49]/[.O49]" office:value-type="float" office:value="22.2222222222222" calcext:value-type="float">
            <text:p>22.2222222222222</text:p>
          </table:table-cell>
          <table:table-cell/>
          <table:table-cell table:formula="of:=[.K55]" office:value-type="string" office:string-value="BaseCluster" calcext:value-type="string">
            <text:p>BaseCluster</text:p>
          </table:table-cell>
          <table:table-cell table:formula="of:=[.L55]" office:value-type="float" office:value="37.475" calcext:value-type="float">
            <text:p>37.475</text:p>
          </table:table-cell>
          <table:table-cell table:formula="of:=[.M55]" office:value-type="float" office:value="2.28354621878633" calcext:value-type="float">
            <text:p>2.28354621878633</text:p>
          </table:table-cell>
          <table:table-cell table:formula="of:=[.N55]" office:value-type="float" office:value="22.5933796165994" calcext:value-type="float">
            <text:p>22.5933796165994</text:p>
          </table:table-cell>
          <table:table-cell table:formula="of:=[.O55]" office:value-type="float" office:value="2.44605964031687" calcext:value-type="float">
            <text:p>2.44605964031687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100*[.G50]/[.F50]" office:value-type="float" office:value="2.42424242424242" calcext:value-type="float">
            <text:p>2.424242424242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50]/[.O50]" office:value-type="float" office:value="25" calcext:value-type="float">
            <text:p>25</text:p>
          </table:table-cell>
          <table:table-cell/>
          <table:table-cell table:formula="of:=[.K69]" office:value-type="string" office:string-value="PercepCluster" calcext:value-type="string">
            <text:p>PercepCluster</text:p>
          </table:table-cell>
          <table:table-cell table:formula="of:=[.L69]" office:value-type="float" office:value="35.775" calcext:value-type="float">
            <text:p>35.775</text:p>
          </table:table-cell>
          <table:table-cell table:formula="of:=[.M69]" office:value-type="float" office:value="3.65803909219133" calcext:value-type="float">
            <text:p>3.65803909219133</text:p>
          </table:table-cell>
          <table:table-cell table:formula="of:=[.N69]" office:value-type="float" office:value="23.8975071457909" calcext:value-type="float">
            <text:p>23.8975071457909</text:p>
          </table:table-cell>
          <table:table-cell table:formula="of:=[.O69]" office:value-type="float" office:value="4.92498427336991" calcext:value-type="float">
            <text:p>4.9249842733699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9" calcext:value-type="float">
            <text:p>179</text:p>
          </table:table-cell>
          <table:table-cell office:value-type="float" office:value="400" calcext:value-type="float">
            <text:p>400</text:p>
          </table:table-cell>
          <table:table-cell office:value-type="float" office:value="44.75" calcext:value-type="float">
            <text:p>44.7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100*[.G51]/[.F51]" office:value-type="float" office:value="2.22222222222222" calcext:value-type="float">
            <text:p>2.2222222222222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64" calcext:value-type="float">
            <text:p>164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51]/[.O51]" office:value-type="float" office:value="20" calcext:value-type="float">
            <text:p>20</text:p>
          </table:table-cell>
          <table:table-cell/>
          <table:table-cell table:formula="of:=[.K83]" office:value-type="string" office:string-value="EveryCluster" calcext:value-type="string">
            <text:p>EveryCluster</text:p>
          </table:table-cell>
          <table:table-cell table:formula="of:=[.L83]" office:value-type="float" office:value="12.825" calcext:value-type="float">
            <text:p>12.825</text:p>
          </table:table-cell>
          <table:table-cell table:formula="of:=[.M83]" office:value-type="float" office:value="3.63824209688629" calcext:value-type="float">
            <text:p>3.63824209688629</text:p>
          </table:table-cell>
          <table:table-cell table:formula="of:=[.N83]" office:value-type="float" office:value="20.2995348992253" calcext:value-type="float">
            <text:p>20.2995348992253</text:p>
          </table:table-cell>
          <table:table-cell table:formula="of:=[.O83]" office:value-type="float" office:value="3.29113636784718" calcext:value-type="float">
            <text:p>3.2911363678471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" calcext:value-type="float">
            <text:p>162</text:p>
          </table:table-cell>
          <table:table-cell office:value-type="float" office:value="400" calcext:value-type="float">
            <text:p>400</text:p>
          </table:table-cell>
          <table:table-cell office:value-type="float" office:value="40.5" calcext:value-type="float">
            <text:p>40.5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table:formula="of:=100*[.G52]/[.F52]" office:value-type="float" office:value="2.23463687150838" calcext:value-type="float">
            <text:p>2.2346368715083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39.25" calcext:value-type="float">
            <text:p>39.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00*[.P52]/[.O52]" office:value-type="float" office:value="26.6666666666667" calcext:value-type="float">
            <text:p>2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office:value-type="float" office:value="41.75" calcext:value-type="float">
            <text:p>41.7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53]/[.F53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53]/[.O53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13]" office:value-type="string" office:string-value="BaseBase" calcext:value-type="string">
            <text:p>BaseBase</text:p>
          </table:table-cell>
          <table:table-cell table:formula="of:=AVERAGE([.E44:.E53])" office:value-type="float" office:value="42.75" calcext:value-type="float">
            <text:p>42.75</text:p>
          </table:table-cell>
          <table:table-cell table:formula="of:=STDEV([.E44:.E53])" office:value-type="float" office:value="2.44948974278318" calcext:value-type="float">
            <text:p>2.44948974278318</text:p>
          </table:table-cell>
          <table:table-cell table:formula="of:=AVERAGE([.H44:.H53])" office:value-type="float" office:value="2.33230138851131" calcext:value-type="float">
            <text:p>2.33230138851131</text:p>
          </table:table-cell>
          <table:table-cell table:formula="of:=STDEV([.H44:.H53])" office:value-type="float" office:value="0.134206336725732" calcext:value-type="float">
            <text:p>0.134206336725732</text:p>
          </table:table-cell>
          <table:table-cell table:number-columns-repeated="4"/>
          <table:table-cell table:formula="of:=[.K13]" office:value-type="string" office:string-value="BaseCluster" calcext:value-type="string">
            <text:p>BaseCluster</text:p>
          </table:table-cell>
          <table:table-cell table:formula="of:=AVERAGE([.N44:.N53])" office:value-type="float" office:value="37.475" calcext:value-type="float">
            <text:p>37.475</text:p>
          </table:table-cell>
          <table:table-cell table:formula="of:=STDEV([.N44:.N53])" office:value-type="float" office:value="2.28354621878633" calcext:value-type="float">
            <text:p>2.28354621878633</text:p>
          </table:table-cell>
          <table:table-cell table:formula="of:=AVERAGE([.Q44:.Q53])" office:value-type="float" office:value="22.5933796165994" calcext:value-type="float">
            <text:p>22.5933796165994</text:p>
          </table:table-cell>
          <table:table-cell table:formula="of:=STDEV([.Q44:.Q53])" office:value-type="float" office:value="2.44605964031687" calcext:value-type="float">
            <text:p>2.4460596403168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formula="of:=100*[.G58]/[.F58]" office:value-type="float" office:value="2.1978021978022" calcext:value-type="float">
            <text:p>2.197802197802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8" calcext:value-type="float">
            <text:p>138</text:p>
          </table:table-cell>
          <table:table-cell office:value-type="float" office:value="400" calcext:value-type="float">
            <text:p>400</text:p>
          </table:table-cell>
          <table:table-cell office:value-type="float" office:value="34.5" calcext:value-type="float">
            <text:p>34.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58]/[.O58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1" calcext:value-type="float">
            <text:p>161</text:p>
          </table:table-cell>
          <table:table-cell office:value-type="float" office:value="400" calcext:value-type="float">
            <text:p>400</text:p>
          </table:table-cell>
          <table:table-cell office:value-type="float" office:value="40.25" calcext:value-type="float">
            <text:p>40.2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100*[.G59]/[.F59]" office:value-type="float" office:value="2.16216216216216" calcext:value-type="float">
            <text:p>2.1621621621621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49" calcext:value-type="float">
            <text:p>149</text:p>
          </table:table-cell>
          <table:table-cell office:value-type="float" office:value="400" calcext:value-type="float">
            <text:p>400</text:p>
          </table:table-cell>
          <table:table-cell office:value-type="float" office:value="37.25" calcext:value-type="float">
            <text:p>37.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59]/[.O59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9" calcext:value-type="float">
            <text:p>169</text:p>
          </table:table-cell>
          <table:table-cell office:value-type="float" office:value="400" calcext:value-type="float">
            <text:p>400</text:p>
          </table:table-cell>
          <table:table-cell office:value-type="float" office:value="42.25" calcext:value-type="float">
            <text:p>42.25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100*[.G60]/[.F60]" office:value-type="float" office:value="2.40963855421687" calcext:value-type="float">
            <text:p>2.4096385542168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0]/[.O60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100*[.G61]/[.F61]" office:value-type="float" office:value="2.13903743315508" calcext:value-type="float">
            <text:p>2.139037433155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office:value-type="float" office:value="32.5" calcext:value-type="float">
            <text:p>32.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100*[.P61]/[.O61]" office:value-type="float" office:value="30.7692307692308" calcext:value-type="float">
            <text:p>30.7692307692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8" calcext:value-type="float">
            <text:p>158</text:p>
          </table:table-cell>
          <table:table-cell office:value-type="float" office:value="400" calcext:value-type="float">
            <text:p>400</text:p>
          </table:table-cell>
          <table:table-cell office:value-type="float" office:value="39.5" calcext:value-type="float">
            <text:p>39.5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formula="of:=100*[.G62]/[.F62]" office:value-type="float" office:value="2.11640211640212" calcext:value-type="float">
            <text:p>2.1164021164021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3" calcext:value-type="float">
            <text:p>153</text:p>
          </table:table-cell>
          <table:table-cell office:value-type="float" office:value="400" calcext:value-type="float">
            <text:p>400</text:p>
          </table:table-cell>
          <table:table-cell office:value-type="float" office:value="38.25" calcext:value-type="float">
            <text:p>38.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2]/[.O62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100*[.G63]/[.F63]" office:value-type="float" office:value="2.29885057471264" calcext:value-type="float">
            <text:p>2.29885057471264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3]/[.O63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100*[.G64]/[.F64]" office:value-type="float" office:value="2.05128205128205" calcext:value-type="float">
            <text:p>2.051282051282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8" calcext:value-type="float">
            <text:p>118</text:p>
          </table:table-cell>
          <table:table-cell office:value-type="float" office:value="400" calcext:value-type="float">
            <text:p>400</text:p>
          </table:table-cell>
          <table:table-cell office:value-type="float" office:value="29.5" calcext:value-type="float">
            <text:p>29.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100*[.P64]/[.O64]" office:value-type="float" office:value="17.3913043478261" calcext:value-type="float">
            <text:p>17.3913043478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1" calcext:value-type="float">
            <text:p>151</text:p>
          </table:table-cell>
          <table:table-cell office:value-type="float" office:value="400" calcext:value-type="float">
            <text:p>400</text:p>
          </table:table-cell>
          <table:table-cell office:value-type="float" office:value="37.75" calcext:value-type="float">
            <text:p>37.75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100*[.G65]/[.F65]" office:value-type="float" office:value="2.09424083769633" calcext:value-type="float">
            <text:p>2.09424083769633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65]/[.O65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41.25" calcext:value-type="float">
            <text:p>41.25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100*[.G66]/[.F66]" office:value-type="float" office:value="2.05128205128205" calcext:value-type="float">
            <text:p>2.051282051282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33.75" calcext:value-type="float">
            <text:p>33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66]/[.O66]" office:value-type="float" office:value="21.0526315789474" calcext:value-type="float">
            <text:p>21.0526315789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33.75" calcext:value-type="float">
            <text:p>33.75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100*[.G67]/[.F67]" office:value-type="float" office:value="2.02020202020202" calcext:value-type="float">
            <text:p>2.0202020202020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4" calcext:value-type="float">
            <text:p>134</text:p>
          </table:table-cell>
          <table:table-cell office:value-type="float" office:value="400" calcext:value-type="float">
            <text:p>400</text:p>
          </table:table-cell>
          <table:table-cell office:value-type="float" office:value="33.5" calcext:value-type="float">
            <text:p>33.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67]/[.O6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27]" office:value-type="string" office:string-value="PercepBase" calcext:value-type="string">
            <text:p>PercepBase</text:p>
          </table:table-cell>
          <table:table-cell table:formula="of:=AVERAGE([.E58:.E67])" office:value-type="float" office:value="38.675" calcext:value-type="float">
            <text:p>38.675</text:p>
          </table:table-cell>
          <table:table-cell table:formula="of:=STDEV([.E58:.E67])" office:value-type="float" office:value="2.64588254547409" calcext:value-type="float">
            <text:p>2.64588254547409</text:p>
          </table:table-cell>
          <table:table-cell table:formula="of:=AVERAGE([.H58:.H67])" office:value-type="float" office:value="2.15408999989135" calcext:value-type="float">
            <text:p>2.15408999989135</text:p>
          </table:table-cell>
          <table:table-cell table:formula="of:=STDEV([.H58:.H67])" office:value-type="float" office:value="0.121349093268079" calcext:value-type="float">
            <text:p>0.121349093268079</text:p>
          </table:table-cell>
          <table:table-cell table:number-columns-repeated="4"/>
          <table:table-cell table:formula="of:=[.K27]" office:value-type="string" office:string-value="PercepCluster" calcext:value-type="string">
            <text:p>PercepCluster</text:p>
          </table:table-cell>
          <table:table-cell table:formula="of:=AVERAGE([.N58:.N67])" office:value-type="float" office:value="35.775" calcext:value-type="float">
            <text:p>35.775</text:p>
          </table:table-cell>
          <table:table-cell table:formula="of:=STDEV([.N58:.N67])" office:value-type="float" office:value="3.65803909219133" calcext:value-type="float">
            <text:p>3.65803909219133</text:p>
          </table:table-cell>
          <table:table-cell table:formula="of:=AVERAGE([.Q58:.Q67])" office:value-type="float" office:value="23.8975071457909" calcext:value-type="float">
            <text:p>23.8975071457909</text:p>
          </table:table-cell>
          <table:table-cell table:formula="of:=STDEV([.Q58:.Q67])" office:value-type="float" office:value="4.92498427336991" calcext:value-type="float">
            <text:p>4.9249842733699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23.75" calcext:value-type="float">
            <text:p>23.7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100*[.G72]/[.F72]" office:value-type="float" office:value="8.51063829787234" calcext:value-type="float">
            <text:p>8.510638297872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office:value-type="float" office:value="9.75" calcext:value-type="float">
            <text:p>9.7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100*[.P72]/[.O72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23.5" calcext:value-type="float">
            <text:p>23.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100*[.G73]/[.F73]" office:value-type="float" office:value="5.97014925373134" calcext:value-type="float">
            <text:p>5.970149253731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9.25" calcext:value-type="float">
            <text:p>9.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73]/[.O73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23.5" calcext:value-type="float">
            <text:p>23.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100*[.G74]/[.F74]" office:value-type="float" office:value="5.79710144927536" calcext:value-type="float">
            <text:p>5.7971014492753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office:value-type="float" office:value="13.25" calcext:value-type="float">
            <text:p>13.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100*[.P74]/[.O74]" office:value-type="float" office:value="18.1818181818182" calcext:value-type="float">
            <text:p>18.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  <table:table-cell office:value-type="float" office:value="28.75" calcext:value-type="float">
            <text:p>28.7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100*[.G75]/[.F75]" office:value-type="float" office:value="5.97014925373134" calcext:value-type="float">
            <text:p>5.970149253731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13.75" calcext:value-type="float">
            <text:p>13.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75]/[.O75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office:value-type="float" office:value="21.5" calcext:value-type="float">
            <text:p>21.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100*[.G76]/[.F76]" office:value-type="float" office:value="7.01754385964912" calcext:value-type="float">
            <text:p>7.0175438596491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16.75" calcext:value-type="float">
            <text:p>16.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76]/[.O76]" office:value-type="float" office:value="23.5294117647059" calcext:value-type="float">
            <text:p>23.52941176470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8.25" calcext:value-type="float">
            <text:p>18.2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100*[.G77]/[.F77]" office:value-type="float" office:value="6.77966101694915" calcext:value-type="float">
            <text:p>6.7796610169491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office:value-type="float" office:value="7.75" calcext:value-type="float">
            <text:p>7.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77]/[.O77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106" calcext:value-type="float">
            <text:p>106</text:p>
          </table:table-cell>
          <table:table-cell office:value-type="float" office:value="400" calcext:value-type="float">
            <text:p>400</text:p>
          </table:table-cell>
          <table:table-cell office:value-type="float" office:value="26.5" calcext:value-type="float">
            <text:p>26.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100*[.G78]/[.F78]" office:value-type="float" office:value="7.27272727272727" calcext:value-type="float">
            <text:p>7.2727272727272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100*[.P78]/[.O78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2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100*[.G79]/[.F79]" office:value-type="float" office:value="6.34920634920635" calcext:value-type="float">
            <text:p>6.3492063492063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office:value-type="float" office:value="11.75" calcext:value-type="float">
            <text:p>11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79]/[.O79]" office:value-type="float" office:value="21.0526315789474" calcext:value-type="float">
            <text:p>21.0526315789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8" calcext:value-type="float">
            <text:p>98</text:p>
          </table:table-cell>
          <table:table-cell office:value-type="float" office:value="400" calcext:value-type="float">
            <text:p>400</text:p>
          </table:table-cell>
          <table:table-cell office:value-type="float" office:value="24.5" calcext:value-type="float">
            <text:p>24.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100*[.G80]/[.F80]" office:value-type="float" office:value="6.34920634920635" calcext:value-type="float">
            <text:p>6.3492063492063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80]/[.O80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 office:value-type="float" office:value="15.25" calcext:value-type="float">
            <text:p>15.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100*[.G81]/[.F81]" office:value-type="float" office:value="6.25" calcext:value-type="float">
            <text:p>6.2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81]/[.O81]" office:value-type="float" office:value="23.5294117647059" calcext:value-type="float">
            <text:p>23.52941176470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41]" office:value-type="string" office:string-value="EveryBase" calcext:value-type="string">
            <text:p>EveryBase</text:p>
          </table:table-cell>
          <table:table-cell table:formula="of:=AVERAGE([.E72:.E81])" office:value-type="float" office:value="22.6" calcext:value-type="float">
            <text:p>22.6</text:p>
          </table:table-cell>
          <table:table-cell table:formula="of:=STDEV([.E72:.E81])" office:value-type="float" office:value="3.91790760483195" calcext:value-type="float">
            <text:p>3.91790760483195</text:p>
          </table:table-cell>
          <table:table-cell table:formula="of:=AVERAGE([.H72:.H81])" office:value-type="float" office:value="6.62663831023486" calcext:value-type="float">
            <text:p>6.62663831023486</text:p>
          </table:table-cell>
          <table:table-cell table:formula="of:=STDEV([.H72:.H81])" office:value-type="float" office:value="0.815747139965068" calcext:value-type="float">
            <text:p>0.815747139965068</text:p>
          </table:table-cell>
          <table:table-cell table:number-columns-repeated="4"/>
          <table:table-cell table:formula="of:=[.K41]" office:value-type="string" office:string-value="EveryCluster" calcext:value-type="string">
            <text:p>EveryCluster</text:p>
          </table:table-cell>
          <table:table-cell table:formula="of:=AVERAGE([.N72:.N81])" office:value-type="float" office:value="12.825" calcext:value-type="float">
            <text:p>12.825</text:p>
          </table:table-cell>
          <table:table-cell table:formula="of:=STDEV([.N72:.N81])" office:value-type="float" office:value="3.63824209688629" calcext:value-type="float">
            <text:p>3.63824209688629</text:p>
          </table:table-cell>
          <table:table-cell table:formula="of:=AVERAGE([.Q72:.Q81])" office:value-type="float" office:value="20.2995348992253" calcext:value-type="float">
            <text:p>20.2995348992253</text:p>
          </table:table-cell>
          <table:table-cell table:formula="of:=STDEV([.Q72:.Q81])" office:value-type="float" office:value="3.29113636784718" calcext:value-type="float">
            <text:p>3.291136367847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 style:data-style-name="N2" text:time-value="13:16:30.07959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41:10.416654407</meta:creation-date>
    <dc:date>2017-12-14T15:15:12.819939762</dc:date>
    <meta:editing-duration>PT2H23M7S</meta:editing-duration>
    <meta:editing-cycles>12</meta:editing-cycles>
    <meta:generator>LibreOffice/5.4.2.2.0$Linux_X86_64 LibreOffice_project/40m0$Build-2</meta:generator>
    <meta:document-statistic meta:table-count="1" meta:cell-count="1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4:Sheet1.U9" chart:error-lower-range="Sheet1.U4:Sheet1.U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4:Sheet1.U9" chart:error-lower-range="Sheet1.U4:Sheet1.U9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4:Sheet1.W9" chart:error-lower-range="Sheet1.W4:Sheet1.W9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4:Sheet1.W9" chart:error-lower-range="Sheet1.W4:Sheet1.W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Results for McAfee and Inauguration</text:p>
        </chart:title>
        <chart:subtitle svg:x="5.085cm" svg:y="1.275cm" chart:style-name="ch3">
          <text:p>2 Clusters with 100 Tweets Each</text:p>
        </chart:subtitle>
        <chart:legend svg:x="13.233cm" svg:y="2.486cm" style:legend-expansion="custom" chartooo:width="2cm" chartooo:height="1.096cm" style:legend-expansion-aspect-ratio="1.82481751824818" chart:style-name="ch4"/>
        <chart:plot-area chart:style-name="ch5" table:cell-range-address="Sheet1.S3:Sheet1.T9 Sheet1.V3:Sheet1.V9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4:Sheet1.S9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4:Sheet1.T9" chart:label-cell-address="Sheet1.T3:Sheet1.T3" chart:class="chart:bar">
            <chart:error-indicator chart:style-name="ch12" chart:dimension="y"/>
            <chart:data-point chart:repeated="6"/>
          </chart:series>
          <chart:series chart:style-name="ch13" chart:values-cell-range-address="Sheet1.V4:Sheet1.V9" chart:label-cell-address="Sheet1.V3:Sheet1.V3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3:Sheet1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3:Sheet1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4:Sheet1.S9</svg:desc>
                </draw:g>
              </table:table-cell>
              <table:table-cell office:value-type="float" office:value="56.8">
                <text:p>56.8</text:p>
                <draw:g>
                  <svg:desc>Sheet1.T4:Sheet1.T9</svg:desc>
                </draw:g>
              </table:table-cell>
              <table:table-cell office:value-type="float" office:value="3.03864004668755">
                <text:p>3.03864004668755</text:p>
                <draw:g>
                  <svg:desc>Sheet1.U4:Sheet1.U9</svg:desc>
                </draw:g>
              </table:table-cell>
              <table:table-cell office:value-type="float" office:value="3.03864004668755">
                <text:p>3.03864004668755</text:p>
                <draw:g>
                  <svg:desc>Sheet1.U4:Sheet1.U9</svg:desc>
                </draw:g>
              </table:table-cell>
              <table:table-cell office:value-type="float" office:value="2.83513087658791">
                <text:p>2.83513087658791</text:p>
                <draw:g>
                  <svg:desc>Sheet1.V4:Sheet1.V9</svg:desc>
                </draw:g>
              </table:table-cell>
              <table:table-cell office:value-type="float" office:value="0.21819674528731">
                <text:p>0.21819674528731</text:p>
                <draw:g>
                  <svg:desc>Sheet1.W4:Sheet1.W9</svg:desc>
                </draw:g>
              </table:table-cell>
              <table:table-cell office:value-type="float" office:value="0.21819674528731">
                <text:p>0.21819674528731</text:p>
                <draw:g>
                  <svg:desc>Sheet1.W4:Sheet1.W9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49.45">
                <text:p>49.45</text:p>
              </table:table-cell>
              <table:table-cell office:value-type="float" office:value="2.67135005401971">
                <text:p>2.67135005401971</text:p>
              </table:table-cell>
              <table:table-cell office:value-type="float" office:value="2.67135005401971">
                <text:p>2.67135005401971</text:p>
              </table:table-cell>
              <table:table-cell office:value-type="float" office:value="2.29827866925669">
                <text:p>2.29827866925669</text:p>
              </table:table-cell>
              <table:table-cell office:value-type="float" office:value="0.137213966654696">
                <text:p>0.137213966654696</text:p>
              </table:table-cell>
              <table:table-cell office:value-type="float" office:value="0.137213966654696">
                <text:p>0.137213966654696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37.05">
                <text:p>37.05</text:p>
              </table:table-cell>
              <table:table-cell office:value-type="float" office:value="7.28945204464033">
                <text:p>7.28945204464033</text:p>
              </table:table-cell>
              <table:table-cell office:value-type="float" office:value="7.28945204464033">
                <text:p>7.28945204464033</text:p>
              </table:table-cell>
              <table:table-cell office:value-type="float" office:value="4.97024187904358">
                <text:p>4.97024187904358</text:p>
              </table:table-cell>
              <table:table-cell office:value-type="float" office:value="0.415676180526372">
                <text:p>0.415676180526372</text:p>
              </table:table-cell>
              <table:table-cell office:value-type="float" office:value="0.415676180526372">
                <text:p>0.415676180526372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68.95">
                <text:p>68.95</text:p>
              </table:table-cell>
              <table:table-cell office:value-type="float" office:value="5.7079379425109">
                <text:p>5.7079379425109</text:p>
              </table:table-cell>
              <table:table-cell office:value-type="float" office:value="5.7079379425109">
                <text:p>5.7079379425109</text:p>
              </table:table-cell>
              <table:table-cell office:value-type="float" office:value="19.3137140637141">
                <text:p>19.3137140637141</text:p>
              </table:table-cell>
              <table:table-cell office:value-type="float" office:value="5.62130602793576">
                <text:p>5.62130602793576</text:p>
              </table:table-cell>
              <table:table-cell office:value-type="float" office:value="5.62130602793576">
                <text:p>5.62130602793576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64.65">
                <text:p>64.65</text:p>
              </table:table-cell>
              <table:table-cell office:value-type="float" office:value="4.28855064872349">
                <text:p>4.28855064872349</text:p>
              </table:table-cell>
              <table:table-cell office:value-type="float" office:value="4.28855064872349">
                <text:p>4.28855064872349</text:p>
              </table:table-cell>
              <table:table-cell office:value-type="float" office:value="20.7222222222222">
                <text:p>20.7222222222222</text:p>
              </table:table-cell>
              <table:table-cell office:value-type="float" office:value="7.38909774140921">
                <text:p>7.38909774140921</text:p>
              </table:table-cell>
              <table:table-cell office:value-type="float" office:value="7.38909774140921">
                <text:p>7.38909774140921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30.95">
                <text:p>30.95</text:p>
              </table:table-cell>
              <table:table-cell office:value-type="float" office:value="8.9983023090161">
                <text:p>8.9983023090161</text:p>
              </table:table-cell>
              <table:table-cell office:value-type="float" office:value="8.9983023090161">
                <text:p>8.9983023090161</text:p>
              </table:table-cell>
              <table:table-cell office:value-type="float" office:value="14.0034117630026">
                <text:p>14.0034117630026</text:p>
              </table:table-cell>
              <table:table-cell office:value-type="float" office:value="2.52594901949897">
                <text:p>2.52594901949897</text:p>
              </table:table-cell>
              <table:table-cell office:value-type="float" office:value="2.52594901949897">
                <text:p>2.52594901949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46:Sheet1.U51" chart:error-lower-range="Sheet1.U46:Sheet1.U51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46:Sheet1.U51" chart:error-lower-range="Sheet1.U46:Sheet1.U5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46:Sheet1.W51" chart:error-lower-range="Sheet1.W46:Sheet1.W51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46:Sheet1.W51" chart:error-lower-range="Sheet1.W46:Sheet1.W51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03cm" svg:y="0.316cm" chart:style-name="ch2">
          <text:p>Results for McAfee, Inaugeration, Ebola, and Charlottesville</text:p>
        </chart:title>
        <chart:subtitle svg:x="5.085cm" svg:y="1.275cm" chart:style-name="ch3">
          <text:p>4 Clusters with 100 Tweets Each</text:p>
        </chart:subtitle>
        <chart:legend svg:x="13.021cm" svg:y="2.709cm" style:legend-expansion="custom" chartooo:width="2cm" chartooo:height="1.096cm" style:legend-expansion-aspect-ratio="1.82481751824818" chart:style-name="ch4"/>
        <chart:plot-area chart:style-name="ch5" table:cell-range-address="Sheet1.S45:Sheet1.T51 Sheet1.V45:Sheet1.V51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46:Sheet1.S51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46:Sheet1.T51" chart:label-cell-address="Sheet1.T45:Sheet1.T45" chart:class="chart:bar">
            <chart:error-indicator chart:style-name="ch12" chart:dimension="y"/>
            <chart:data-point chart:repeated="6"/>
          </chart:series>
          <chart:series chart:style-name="ch13" chart:values-cell-range-address="Sheet1.V46:Sheet1.V51" chart:label-cell-address="Sheet1.V45:Sheet1.V45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45:Sheet1.T45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45:Sheet1.V45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46:Sheet1.S51</svg:desc>
                </draw:g>
              </table:table-cell>
              <table:table-cell office:value-type="float" office:value="42.75">
                <text:p>42.75</text:p>
                <draw:g>
                  <svg:desc>Sheet1.T46:Sheet1.T51</svg:desc>
                </draw:g>
              </table:table-cell>
              <table:table-cell office:value-type="float" office:value="2.44948974278318">
                <text:p>2.44948974278318</text:p>
                <draw:g>
                  <svg:desc>Sheet1.U46:Sheet1.U51</svg:desc>
                </draw:g>
              </table:table-cell>
              <table:table-cell office:value-type="float" office:value="2.44948974278318">
                <text:p>2.44948974278318</text:p>
                <draw:g>
                  <svg:desc>Sheet1.U46:Sheet1.U51</svg:desc>
                </draw:g>
              </table:table-cell>
              <table:table-cell office:value-type="float" office:value="2.33230138851131">
                <text:p>2.33230138851131</text:p>
                <draw:g>
                  <svg:desc>Sheet1.V46:Sheet1.V51</svg:desc>
                </draw:g>
              </table:table-cell>
              <table:table-cell office:value-type="float" office:value="0.134206336725732">
                <text:p>0.134206336725732</text:p>
                <draw:g>
                  <svg:desc>Sheet1.W46:Sheet1.W51</svg:desc>
                </draw:g>
              </table:table-cell>
              <table:table-cell office:value-type="float" office:value="0.134206336725732">
                <text:p>0.134206336725732</text:p>
                <draw:g>
                  <svg:desc>Sheet1.W46:Sheet1.W51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38.675">
                <text:p>38.675</text:p>
              </table:table-cell>
              <table:table-cell office:value-type="float" office:value="2.64588254547409">
                <text:p>2.64588254547409</text:p>
              </table:table-cell>
              <table:table-cell office:value-type="float" office:value="2.64588254547409">
                <text:p>2.64588254547409</text:p>
              </table:table-cell>
              <table:table-cell office:value-type="float" office:value="2.15408999989135">
                <text:p>2.15408999989135</text:p>
              </table:table-cell>
              <table:table-cell office:value-type="float" office:value="0.121349093268079">
                <text:p>0.121349093268079</text:p>
              </table:table-cell>
              <table:table-cell office:value-type="float" office:value="0.121349093268079">
                <text:p>0.121349093268079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22.6">
                <text:p>22.6</text:p>
              </table:table-cell>
              <table:table-cell office:value-type="float" office:value="3.91790760483195">
                <text:p>3.91790760483195</text:p>
              </table:table-cell>
              <table:table-cell office:value-type="float" office:value="3.91790760483195">
                <text:p>3.91790760483195</text:p>
              </table:table-cell>
              <table:table-cell office:value-type="float" office:value="6.62663831023486">
                <text:p>6.62663831023486</text:p>
              </table:table-cell>
              <table:table-cell office:value-type="float" office:value="0.815747139965068">
                <text:p>0.815747139965068</text:p>
              </table:table-cell>
              <table:table-cell office:value-type="float" office:value="0.815747139965068">
                <text:p>0.815747139965068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37.475">
                <text:p>37.475</text:p>
              </table:table-cell>
              <table:table-cell office:value-type="float" office:value="2.28354621878633">
                <text:p>2.28354621878633</text:p>
              </table:table-cell>
              <table:table-cell office:value-type="float" office:value="2.28354621878633">
                <text:p>2.28354621878633</text:p>
              </table:table-cell>
              <table:table-cell office:value-type="float" office:value="22.5933796165994">
                <text:p>22.5933796165994</text:p>
              </table:table-cell>
              <table:table-cell office:value-type="float" office:value="2.44605964031687">
                <text:p>2.44605964031687</text:p>
              </table:table-cell>
              <table:table-cell office:value-type="float" office:value="2.44605964031687">
                <text:p>2.44605964031687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35.775">
                <text:p>35.775</text:p>
              </table:table-cell>
              <table:table-cell office:value-type="float" office:value="3.65803909219133">
                <text:p>3.65803909219133</text:p>
              </table:table-cell>
              <table:table-cell office:value-type="float" office:value="3.65803909219133">
                <text:p>3.65803909219133</text:p>
              </table:table-cell>
              <table:table-cell office:value-type="float" office:value="23.8975071457909">
                <text:p>23.8975071457909</text:p>
              </table:table-cell>
              <table:table-cell office:value-type="float" office:value="4.92498427336991">
                <text:p>4.92498427336991</text:p>
              </table:table-cell>
              <table:table-cell office:value-type="float" office:value="4.92498427336991">
                <text:p>4.92498427336991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12.825">
                <text:p>12.825</text:p>
              </table:table-cell>
              <table:table-cell office:value-type="float" office:value="3.63824209688629">
                <text:p>3.63824209688629</text:p>
              </table:table-cell>
              <table:table-cell office:value-type="float" office:value="3.63824209688629">
                <text:p>3.63824209688629</text:p>
              </table:table-cell>
              <table:table-cell office:value-type="float" office:value="20.2995348992253">
                <text:p>20.2995348992253</text:p>
              </table:table-cell>
              <table:table-cell office:value-type="float" office:value="3.29113636784718">
                <text:p>3.29113636784718</text:p>
              </table:table-cell>
              <table:table-cell office:value-type="float" office:value="3.29113636784718">
                <text:p>3.29113636784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